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1.405cm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36cm"/>
    </style:style>
    <style:style style:name="gr11" style:family="graphic" style:parent-style-name="standard">
      <style:graphic-properties draw:stroke="none" svg:stroke-color="#000000" draw:fill="none" draw:fill-color="#ffffff" fo:min-height="3.175cm"/>
    </style:style>
    <style:style style:name="gr12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4.81cm" svg:y="1.77cm">
          <text:p text:style-name="P1">AP150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22.225cm" svg:x="2.17cm" svg:y="4.01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621cm" svg:height="0.962cm" draw:transform="rotate (1.5707963267946) translate (2.705cm 16.145cm)">
          <draw:text-box>
            <text:p>Xmega 128 a3</text:p>
          </draw:text-box>
        </draw:frame>
        <draw:line draw:style-name="gr4" draw:text-style-name="P1" draw:layer="layout" svg:x1="1.635cm" svg:y1="2.405cm" svg:x2="4.81cm" svg:y2="2.405cm">
          <text:p/>
        </draw:line>
        <draw:frame draw:style-name="gr5" draw:layer="layout" svg:width="3.24cm" svg:height="0.962cm" svg:x="1.635cm" svg:y="1.47cm">
          <draw:text-box>
            <text:p>9-12.6V</text:p>
          </draw:text-box>
        </draw:frame>
        <draw:line draw:style-name="gr4" draw:text-style-name="P1" draw:layer="layout" svg:x1="8.635cm" svg:y1="2.405cm" svg:x2="10.525cm" svg:y2="2.405cm">
          <text:p/>
        </draw:line>
        <draw:frame draw:style-name="gr3" draw:layer="layout" svg:width="1.277cm" svg:height="0.962cm" svg:x="8.87cm" svg:y="1.47cm">
          <draw:text-box>
            <text:p>5V</text:p>
          </draw:text-box>
        </draw:frame>
        <draw:line draw:style-name="gr4" draw:text-style-name="P1" draw:layer="layout" svg:x1="8.615cm" svg:y1="4.968cm" svg:x2="4.075cm" svg:y2="4.985cm">
          <text:p/>
        </draw:line>
        <draw:frame draw:style-name="gr3" draw:layer="layout" svg:width="2.513cm" svg:height="0.962cm" svg:x="14.925cm" svg:y="4.15cm">
          <draw:text-box>
            <text:p>Battery</text:p>
          </draw:text-box>
        </draw:frame>
        <draw:custom-shape draw:style-name="gr1" draw:text-style-name="P1" draw:layer="layout" svg:width="5.715cm" svg:height="1.27cm" svg:x="8.615cm" svg:y="4.35cm">
          <text:p text:style-name="P1">Voltage Divi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007cm" svg:y1="5.068cm" svg:x2="14.275cm" svg:y2="5.085cm">
          <text:p/>
        </draw:line>
        <draw:custom-shape draw:style-name="gr6" draw:text-style-name="P1" draw:layer="layout" svg:width="3.175cm" svg:height="2.6cm" svg:x="8.58cm" svg:y="6.29cm">
          <text:p text:style-name="P1">TXB0108</text:p>
          <text:p text:style-name="P1">Level </text:p>
          <text:p text:style-name="P1">Shif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8.52cm" svg:y1="7.632cm" svg:x2="4.075cm" svg:y2="7.642cm">
          <text:p/>
        </draw:line>
        <draw:line draw:style-name="gr4" draw:text-style-name="P1" draw:layer="layout" svg:x1="13.86cm" svg:y1="7.595cm" svg:x2="11.724cm" svg:y2="7.595cm">
          <text:p/>
        </draw:line>
        <draw:custom-shape draw:style-name="gr6" draw:text-style-name="P1" draw:layer="layout" svg:width="5.08cm" svg:height="1.905cm" svg:x="13.925cm" svg:y="6.648cm">
          <text:p text:style-name="P1">5V RC Reciever</text:p>
          <text:p text:style-name="P1">(8 channel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1.905cm" svg:x="8.625cm" svg:y="16.06cm">
          <text:p text:style-name="P1">Serial-&gt;USB</text:p>
          <text:p text:style-name="P1">(silicon labs - aaron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905cm" svg:x="8.625cm" svg:y="13.52cm">
          <text:p text:style-name="P1">ISL83072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435cm" svg:y1="14.555cm" svg:x2="16.88cm" svg:y2="14.555cm">
          <text:p/>
        </draw:line>
        <draw:frame draw:style-name="gr3" draw:layer="layout" svg:width="3.669cm" svg:height="0.962cm" svg:x="12.805cm" svg:y="13.555cm">
          <draw:text-box>
            <text:p>RS422/485</text:p>
          </draw:text-box>
        </draw:frame>
        <draw:line draw:style-name="gr8" draw:text-style-name="P1" draw:layer="layout" svg:x1="14.975cm" svg:y1="17.795cm" svg:x2="17.51cm" svg:y2="17.795cm">
          <text:p/>
        </draw:line>
        <draw:frame draw:style-name="gr3" draw:layer="layout" svg:width="1.806cm" svg:height="0.962cm" svg:x="15.375cm" svg:y="16.16cm">
          <draw:text-box>
            <text:p>USB</text:p>
          </draw:text-box>
        </draw:frame>
        <draw:custom-shape draw:style-name="gr6" draw:text-style-name="P1" draw:layer="layout" svg:width="4.445cm" svg:height="1.27cm" svg:x="8.58cm" svg:y="9.605cm">
          <text:p text:style-name="P1">LEDs (x16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075cm" svg:y1="10.24cm" svg:x2="8.58cm" svg:y2="10.232cm">
          <text:p/>
        </draw:line>
        <draw:frame draw:style-name="gr3" draw:layer="layout" svg:width="3.558cm" svg:height="0.962cm" svg:x="4.51cm" svg:y="6.66cm">
          <draw:text-box>
            <text:p>PORTF0-7</text:p>
          </draw:text-box>
        </draw:frame>
        <draw:frame draw:style-name="gr3" draw:layer="layout" svg:width="2.983cm" svg:height="0.962cm" svg:x="4.71cm" svg:y="4.015cm">
          <draw:text-box>
            <text:p>PORTA0</text:p>
          </draw:text-box>
        </draw:frame>
        <draw:frame draw:style-name="gr9" draw:layer="layout" svg:width="4.215cm" svg:height="0.962cm" svg:x="4.34cm" svg:y="16.32cm">
          <draw:text-box>
            <text:p>PORTD6-7</text:p>
          </draw:text-box>
        </draw:frame>
        <draw:line draw:style-name="gr8" draw:text-style-name="P1" draw:layer="layout" svg:x1="4.075cm" svg:y1="17.31cm" svg:x2="8.62cm" svg:y2="17.31cm">
          <text:p/>
        </draw:line>
        <draw:line draw:style-name="gr8" draw:text-style-name="P1" draw:layer="layout" svg:x1="4.075cm" svg:y1="14.79cm" svg:x2="8.62cm" svg:y2="14.79cm">
          <text:p/>
        </draw:line>
        <draw:frame draw:style-name="gr9" draw:layer="layout" svg:width="4.215cm" svg:height="0.962cm" svg:x="4.34cm" svg:y="13.82cm">
          <draw:text-box>
            <text:p>PORTD2-3</text:p>
          </draw:text-box>
        </draw:frame>
        <draw:custom-shape draw:style-name="gr1" draw:text-style-name="P1" draw:layer="layout" svg:width="3.81cm" svg:height="1.27cm" svg:x="14.41cm" svg:y="1.77cm">
          <text:p text:style-name="P1">AP1509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76cm" svg:y1="2.405cm" svg:x2="14.41cm" svg:y2="2.405cm">
          <text:p/>
        </draw:line>
        <draw:line draw:style-name="gr4" draw:text-style-name="P1" draw:layer="layout" svg:x1="18.235cm" svg:y1="2.405cm" svg:x2="20.125cm" svg:y2="2.405cm">
          <text:p/>
        </draw:line>
        <draw:frame draw:style-name="gr3" draw:layer="layout" svg:width="1.806cm" svg:height="0.962cm" svg:x="18.27cm" svg:y="1.47cm">
          <draw:text-box>
            <text:p>3.3V</text:p>
          </draw:text-box>
        </draw:frame>
        <draw:line draw:style-name="gr8" draw:text-style-name="P1" draw:layer="layout" svg:x1="4.075cm" svg:y1="12.811cm" svg:x2="12.33cm" svg:y2="12.811cm">
          <text:p/>
        </draw:line>
        <draw:frame draw:style-name="gr3" draw:layer="layout" svg:width="6.975cm" svg:height="0.962cm" svg:x="4.41cm" svg:y="11.776cm">
          <draw:text-box>
            <text:p>3.3v Serial: PORTC2-3</text:p>
          </draw:text-box>
        </draw:frame>
        <draw:custom-shape draw:style-name="gr7" draw:text-style-name="P1" draw:layer="layout" svg:width="3.81cm" svg:height="1.27cm" svg:x="8.625cm" svg:y="18.516cm">
          <text:p text:style-name="P1">xBe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075cm" svg:y1="19.211cm" svg:x2="8.62cm" svg:y2="19.211cm">
          <text:p/>
        </draw:line>
        <draw:frame draw:style-name="gr10" draw:layer="layout" svg:width="4.136cm" svg:height="0.962cm" svg:x="4.34cm" svg:y="18.221cm">
          <draw:text-box>
            <text:p>PORTF2-3</text:p>
          </draw:text-box>
        </draw:frame>
        <draw:line draw:style-name="gr8" draw:text-style-name="P1" draw:layer="layout" svg:x1="4.075cm" svg:y1="22.413cm" svg:x2="10.425cm" svg:y2="22.413cm">
          <text:p/>
        </draw:line>
        <draw:frame draw:style-name="gr3" draw:layer="layout" svg:width="11.661cm" svg:height="0.962cm" svg:x="4.41cm" svg:y="21.478cm">
          <draw:text-box>
            <text:p>Motor Controller 3.3v Serial: PORTE2-3</text:p>
          </draw:text-box>
        </draw:frame>
        <draw:line draw:style-name="gr8" draw:text-style-name="P1" draw:layer="layout" svg:x1="4.075cm" svg:y1="24.714cm" svg:x2="10.425cm" svg:y2="24.714cm">
          <text:p/>
        </draw:line>
        <draw:frame draw:style-name="gr3" draw:layer="layout" svg:width="8.283cm" svg:height="0.962cm" svg:x="4.41cm" svg:y="23.779cm">
          <draw:text-box>
            <text:p>IMU 3.3v Serial: PORTE6-7</text:p>
          </draw:text-box>
        </draw:frame>
        <draw:frame draw:style-name="gr3" draw:layer="layout" svg:width="11.767cm" svg:height="0.962cm" svg:x="4.41cm" svg:y="20.279cm">
          <draw:text-box>
            <text:p>Maxbotics Sonar 3.3v serial: PORTC6-7</text:p>
          </draw:text-box>
        </draw:frame>
        <draw:frame draw:style-name="gr11" draw:layer="layout" svg:width="5.715cm" svg:height="3.425cm" svg:x="13.3cm" svg:y="9.325cm">
          <draw:text-box>
            <text:p>PORTC: 0-1,4-5</text:p>
            <text:p>PORTD: 0-1,4-5</text:p>
            <text:p>PORTE: 0-1,4-5</text:p>
            <text:p>PORTF: 0-1,4-5</text:p>
          </draw:text-box>
        </draw:frame>
        <draw:frame draw:style-name="gr5" draw:layer="layout" svg:width="3.24cm" svg:height="0.962cm" svg:x="11.235cm" svg:y="1.47cm">
          <draw:text-box>
            <text:p>9-12.6V</text:p>
          </draw:text-box>
        </draw:frame>
        <draw:line draw:style-name="gr12" draw:text-style-name="P1" draw:layer="layout" svg:x1="4.075cm" svg:y1="21.313cm" svg:x2="10.425cm" svg:y2="21.313cm">
          <text:p/>
        </draw:line>
        <draw:line draw:style-name="gr8" draw:text-style-name="P1" draw:layer="layout" svg:x1="4.075cm" svg:y1="23.514cm" svg:x2="10.425cm" svg:y2="23.514cm">
          <text:p/>
        </draw:line>
        <draw:frame draw:style-name="gr3" draw:layer="layout" svg:width="6.59cm" svg:height="0.962cm" svg:x="4.41cm" svg:y="22.579cm">
          <draw:text-box>
            <text:p>Mot Enable: PORTE4</text:p>
          </draw:text-box>
        </draw:frame>
        <draw:frame draw:style-name="gr3" draw:layer="layout" svg:width="6.238cm" svg:height="2.384cm" svg:x="13.812cm" svg:y="24.016cm">
          <draw:text-box>
            <text:p>(Current Monitoring)</text:p>
            <text:p>(ability to turn off 3.3</text:p>
            <text:p>and 5v lines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ey </meta:initial-creator>
    <meta:creation-date>2010-09-27T03:18:15</meta:creation-date>
    <dc:date>2010-10-03T22:52:20</dc:date>
    <dc:creator>Joey </dc:creator>
    <meta:editing-duration>PT76H20M27S</meta:editing-duration>
    <meta:editing-cycles>6</meta:editing-cycles>
    <meta:generator>OpenOffice.org/3.1$Linux OpenOffice.org_project/310m19$Build-9420</meta:generator>
    <meta:document-statistic meta:object-count="49"/>
  </office:meta>
</office:document-meta>
</file>